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091cm" table:align="left"/>
    </style:style>
    <style:style style:name="Table2.A" style:family="table-column">
      <style:table-column-properties style:column-width="3.011cm"/>
    </style:style>
    <style:style style:name="Table2.B" style:family="table-column">
      <style:table-column-properties style:column-width="3.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Table_20_Contents">
      <style:text-properties officeooo:rsid="000a10a6" officeooo:paragraph-rsid="000a10a6"/>
    </style:style>
    <style:style style:name="P8" style:family="paragraph" style:parent-style-name="Table_20_Contents">
      <style:text-properties officeooo:rsid="000a679e" officeooo:paragraph-rsid="000a679e"/>
    </style:style>
    <style:style style:name="P9" style:family="paragraph" style:parent-style-name="Table_20_Contents">
      <style:text-properties fo:font-weight="bold" officeooo:rsid="000a10a6" officeooo:paragraph-rsid="000a10a6" style:font-weight-asian="bold" style:font-weight-complex="bold"/>
    </style:style>
    <style:style style:name="P10" style:family="paragraph" style:parent-style-name="Table_20_Contents">
      <style:text-properties fo:font-weight="bold" officeooo:rsid="000a679e" officeooo:paragraph-rsid="000a679e" style:font-weight-asian="bold" style:font-weight-complex="bold"/>
    </style:style>
    <style:style style:name="P11" style:family="paragraph" style:parent-style-name="Text_20_body">
      <style:text-properties officeooo:rsid="000a10a6" officeooo:paragraph-rsid="000a10a6"/>
    </style:style>
    <style:style style:name="P12" style:family="paragraph" style:parent-style-name="Text_20_body">
      <style:text-properties officeooo:paragraph-rsid="000a10a6"/>
    </style:style>
    <style:style style:name="P13" style:family="paragraph" style:parent-style-name="Text_20_body">
      <style:text-properties officeooo:paragraph-rsid="000a679e"/>
    </style:style>
    <style:style style:name="P14" style:family="paragraph" style:parent-style-name="Text_20_body">
      <style:text-properties officeooo:paragraph-rsid="000bc322"/>
    </style:style>
    <style:style style:name="P15" style:family="paragraph" style:parent-style-name="Text_20_body">
      <style:text-properties officeooo:rsid="000d5831" officeooo:paragraph-rsid="000d5831"/>
    </style:style>
    <style:style style:name="P16" style:family="paragraph" style:parent-style-name="Text_20_body">
      <style:text-properties fo:font-weight="normal" officeooo:rsid="000d5831" officeooo:paragraph-rsid="000d5831" style:font-weight-asian="normal" style:font-weight-complex="normal"/>
    </style:style>
    <style:style style:name="P17" style:family="paragraph" style:parent-style-name="Text_20_body">
      <style:text-properties fo:font-weight="normal" officeooo:rsid="0015ebb9" officeooo:paragraph-rsid="0015ebb9" style:font-weight-asian="normal" style:font-weight-complex="normal"/>
    </style:style>
    <style:style style:name="P18" style:family="paragraph" style:parent-style-name="Text_20_body">
      <style:text-properties fo:font-weight="normal" officeooo:rsid="00169a5c" officeooo:paragraph-rsid="00169a5c" style:font-weight-asian="normal" style:font-weight-complex="normal"/>
    </style:style>
    <style:style style:name="P19" style:family="paragraph" style:parent-style-name="Text_20_body">
      <style:text-properties fo:font-weight="bold" officeooo:rsid="0015ebb9" officeooo:paragraph-rsid="0015ebb9" style:font-weight-asian="bold" style:font-weight-complex="bold"/>
    </style:style>
    <style:style style:name="P20" style:family="paragraph" style:parent-style-name="Text_20_body">
      <style:text-properties fo:font-weight="bold" officeooo:rsid="00169a5c" officeooo:paragraph-rsid="00169a5c" style:font-weight-asian="bold" style:font-weight-complex="bold"/>
    </style:style>
    <style:style style:name="P21" style:family="paragraph" style:parent-style-name="Text_20_body">
      <style:text-properties fo:font-weight="bold" officeooo:rsid="001a6141" officeooo:paragraph-rsid="001a6141" style:font-weight-asian="bold" style:font-weight-complex="bold"/>
    </style:style>
    <style:style style:name="P22" style:family="paragraph" style:parent-style-name="Text_20_body">
      <style:text-properties officeooo:rsid="00169a5c" officeooo:paragraph-rsid="00169a5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10a6" style:font-weight-asian="bold" style:font-weight-complex="bold"/>
    </style:style>
    <style:style style:name="T3" style:family="text">
      <style:text-properties fo:font-weight="bold" officeooo:rsid="000f4c26" style:font-weight-asian="bold" style:font-weight-complex="bold"/>
    </style:style>
    <style:style style:name="T4" style:family="text">
      <style:text-properties fo:font-weight="bold" officeooo:rsid="00158db1" style:font-weight-asian="bold" style:font-weight-complex="bold"/>
    </style:style>
    <style:style style:name="T5" style:family="text">
      <style:text-properties fo:font-weight="bold" officeooo:rsid="0019aa28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a10a6"/>
    </style:style>
    <style:style style:name="T8" style:family="text">
      <style:text-properties officeooo:rsid="000a679e"/>
    </style:style>
    <style:style style:name="T9" style:family="text">
      <style:text-properties officeooo:rsid="000bc322"/>
    </style:style>
    <style:style style:name="T10" style:family="text">
      <style:text-properties officeooo:rsid="000c17f8"/>
    </style:style>
    <style:style style:name="T11" style:family="text">
      <style:text-properties officeooo:rsid="000f4c2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1eb13"/>
    </style:style>
    <style:style style:name="T14" style:family="text">
      <style:text-properties officeooo:rsid="00139a8e"/>
    </style:style>
    <style:style style:name="T15" style:family="text">
      <style:text-properties officeooo:rsid="0014bb33"/>
    </style:style>
    <style:style style:name="T16" style:family="text">
      <style:text-properties style:text-underline-style="solid" style:text-underline-width="auto" style:text-underline-color="font-color" officeooo:rsid="0014bb33" fo:background-color="#81d41a" loext:char-shading-value="0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How to do transit!?!?</text:p>
      <text:p text:style-name="P18">Valhalla and OSRM don’t do transit/multimodal, only OTP does (10 routes/second, with topog.). </text:p>
      <text:p text:style-name="P22"><text:span text:style-name="T12">How to synchronize transit trips, or ensure only one trip. Seemingly impossible in routing, however, if we set each trip duration at 16 minutes (8 minutes of access to/from each station, and decouple stations by transit route), then only one trip per max 30 min route is possible, and this is a solution.</text:span></text:p>
      <text:p text:style-name="P15"><text:span text:style-name="T1">How does a Network run an all-to-all (RW) simulation? </text:span><text:span text:style-name="T4">How to adapt to Transit?</text:span></text:p>
      <text:p text:style-name="P16"><text:span text:style-name="T1">main</text:span>_anchors(): </text:p>
      <text:p text:style-name="P16"><text:tab/><text:span text:style-name="T1">NWK.</text:span>Terminals(k,MAP[k])</text:p>
      <text:p text:style-name="P16"><text:tab/><text:tab/><text:span text:style-name="T3">NWK</text:span><text:span text:style-name="T11">._anchor_geometry()</text:span></text:p>
      <text:p text:style-name="P16"><text:tab/><text:tab/><text:tab/><text:span text:style-name="T11">LineStrings = </text:span><text:span text:style-name="T3">self</text:span><text:span text:style-name="T11">.</text:span><text:span text:style-name="T3">hashgrid</text:span><text:span text:style-name="T11">.geometry</text:span><text:span text:style-name="T14">(...</text:span><text:span text:style-name="T11">‘TRs’...</text:span><text:span text:style-name="T14">)</text:span></text:p>
      <text:p text:style-name="P16"><text:tab/><text:tab/><text:tab/><text:span text:style-name="T3">self.hashgrid.</text:span><text:span text:style-name="T11">find_one_line(P, ‘T</text:span><text:span text:style-name="T13">R</text:span><text:span text:style-name="T11">s’,)</text:span></text:p>
      <text:p text:style-name="P16"><text:tab/><text:tab/><text:tab/><text:tab/>find_one_line(self,point,name_s,d_max,values=None,_scale_test=0.146)</text:p>
      <text:p text:style-name="P16"><text:tab/><text:tab/><text:tab/><text:tab/><text:span text:style-name="T16">add</text:span><text:span text:style-name="T15">: values = set(indices where has_duration==0)</text:span></text:p>
      <text:p text:style-name="P11"><text:span text:style-name="T1">Algorithm for adding bus stops (splitting lines) in MAP.</text:span> </text:p>
      <text:p text:style-name="Text_20_body">- <text:span text:style-name="T2">Transit</text:span><text:span text:style-name="T7"> object contains locations of stops (geo-mounted to map, in meters), and </text:span><text:span text:style-name="T2">lines</text:span><text:span text:style-name="T7"> (trips) with duration</text:span><text:span text:style-name="T14">s</text:span><text:span text:style-name="T7">(s).</text:span></text:p>
      <text:p text:style-name="P12">- <text:span text:style-name="T7">We start with a finished MAP object, which contains</text:span></text:p>
      <table:table table:name="Table2" table:style-name="Table2">
        <table:table-column table:style-name="Table2.A"/>
        <table:table-column table:style-name="Table2.B"/>
        <table:table-row table:style-name="TableLine3143354850592">
          <table:table-cell table:style-name="Table2.A1" office:value-type="string">
            <text:p text:style-name="P9">len_m</text:p>
          </table:table-cell>
          <table:table-cell table:style-name="Table2.B1" office:value-type="string">
            <text:p text:style-name="P7">Float32 (N)</text:p>
          </table:table-cell>
        </table:table-row>
        <table:table-row table:style-name="TableLine3143354850592">
          <table:table-cell table:style-name="Table2.A2" office:value-type="string">
            <text:p text:style-name="P9">lines</text:p>
          </table:table-cell>
          <table:table-cell table:style-name="Table2.B2" office:value-type="string">
            <text:p text:style-name="P7">LoLu32 (M/N)</text:p>
          </table:table-cell>
        </table:table-row>
        <table:table-row table:style-name="TableLine3143354850592">
          <table:table-cell table:style-name="Table2.A2" office:value-type="string">
            <text:p text:style-name="P9">seg_len_m</text:p>
          </table:table-cell>
          <table:table-cell table:style-name="Table2.B2" office:value-type="string">
            <text:p text:style-name="P7">LoLf32 (M/N)</text:p>
          </table:table-cell>
        </table:table-row>
        <table:table-row table:style-name="TableLine3143354850592">
          <table:table-cell table:style-name="Table2.A2" office:value-type="string">
            <text:p text:style-name="P9">node_x</text:p>
          </table:table-cell>
          <table:table-cell table:style-name="Table2.B2" office:value-type="string">
            <text:p text:style-name="P7">Float32 (P)</text:p>
          </table:table-cell>
        </table:table-row>
        <table:table-row table:style-name="TableLine3143354850592">
          <table:table-cell table:style-name="Table2.A2" office:value-type="string">
            <text:p text:style-name="P9">node_y</text:p>
          </table:table-cell>
          <table:table-cell table:style-name="Table2.B2" office:value-type="string">
            <text:p text:style-name="P7">Float32 (P)</text:p>
          </table:table-cell>
        </table:table-row>
        <table:table-row table:style-name="TableLine3143354850592">
          <table:table-cell table:style-name="Table2.A2" office:value-type="string">
            <text:p text:style-name="P10">Props</text:p>
          </table:table-cell>
          <table:table-cell table:style-name="Table2.B2" office:value-type="string">
            <text:p text:style-name="P8">Tuple (N)</text:p>
          </table:table-cell>
        </table:table-row>
        <table:table-row table:style-name="TableLine3143354850592">
          <table:table-cell table:style-name="Table2.A2" office:value-type="string">
            <text:p text:style-name="P10">property</text:p>
          </table:table-cell>
          <table:table-cell table:style-name="Table2.B2" office:value-type="string">
            <text:p text:style-name="P8">Dict (39) --&gt; (N)</text:p>
            <text:p text:style-name="P8">arrays, list</text:p>
          </table:table-cell>
        </table:table-row>
      </table:table>
      <text:p text:style-name="P12"/>
      <text:p text:style-name="P12"><text:span text:style-name="T7"><text:s/>on which we can make the following operations:</text:span></text:p>
      <text:p text:style-name="P13">- <text:span text:style-name="T7">add node inside a segment, </text:span><text:span text:style-name="T8">splitting it in two.</text:span></text:p>
      <text:p text:style-name="P14"><text:span text:style-name="T7">- </text:span><text:span text:style-name="T8">add node at node of segment, splitting it into two.</text:span></text:p>
      <text:p text:style-name="P14"><text:span text:style-name="T7">- </text:span><text:span text:style-name="T9">add transit stop node</text:span></text:p>
      <text:p text:style-name="P14"><text:span text:style-name="T9">- add walking segment to transit stop</text:span></text:p>
      <text:p text:style-name="P14"><text:span text:style-name="T7">- </text:span><text:span text:style-name="T9">add </text:span><text:span text:style-name="T10">transit segment </text:span></text:p>
      <text:p text:style-name="P19">What to do with properties:</text:p>
      <text:p text:style-name="P17">Have a table of properties that should match the properties in the dict (39), or match without prefix. <text:span text:style-name="T1">Transit </text:span><text:span text:style-name="T5">access and transit</text:span> will have <text:span text:style-name="T17">has_duration</text:span><text:span text:style-name="T6">, as well as durations forward and backwards set.</text:span></text:p>
      <text:p text:style-name="P17"/>
      <text:p text:style-name="Text_20_body"><text:soft-page-break/></text:p>
      <text:p text:style-name="Text_20_body"/>
      <text:p text:style-name="P21">NETWORK Data Structure</text:p>
      <text:p text:style-name="Text_20_body"/>
      <text:p text:style-name="Text_20_body"/>
      <text:p text:style-name="Text_20_body"/>
      <text:p text:style-name="Text_20_body">NW.graph[graph_name] == Class Graph contains: </text:p>
      <table:table table:name="Table1" table:style-name="Table1">
        <table:table-column table:style-name="Table1.A" table:number-columns-repeated="3"/>
        <table:table-column table:style-name="Table1.D"/>
        <table:table-row table:style-name="TableLine3143315604768">
          <table:table-cell table:style-name="Table1.A1" office:value-type="string">
            <text:p text:style-name="P1">Variable</text:p>
          </table:table-cell>
          <table:table-cell table:style-name="Table1.A1" office:value-type="string">
            <text:p text:style-name="P1">Meaning</text:p>
          </table:table-cell>
          <table:table-cell table:style-name="Table1.A1" office:value-type="string">
            <text:p text:style-name="P1">Format</text:p>
          </table:table-cell>
          <table:table-cell table:style-name="Table1.D1" office:value-type="string">
            <text:p text:style-name="P1">Size (Sherbrooke)</text:p>
          </table:table-cell>
        </table:table-row>
        <table:table-row table:style-name="TableLine3143315605856">
          <table:table-cell table:style-name="Table1.A2" office:value-type="string">
            <text:p text:style-name="Table_20_Contents">OATN</text:p>
          </table:table-cell>
          <table:table-cell table:style-name="Table1.A2" office:value-type="string">
            <text:p text:style-name="Table_20_Contents">Origin-to-anchor TNs assignement</text:p>
          </table:table-cell>
          <table:table-cell table:style-name="Table1.A2" office:value-type="string">
            <text:p text:style-name="Table_20_Contents">Block </text:p>
          </table:table-cell>
          <table:table-cell table:style-name="Table1.D2" office:value-type="string">
            <text:p text:style-name="Table_20_Contents">48486 x max 2</text:p>
          </table:table-cell>
        </table:table-row>
        <table:table-row table:style-name="TableLine3143315610208">
          <table:table-cell table:style-name="Table1.A2" office:value-type="string">
            <text:p text:style-name="Table_20_Contents">OA_s</text:p>
          </table:table-cell>
          <table:table-cell table:style-name="Table1.A2" office:value-type="string">
            <text:p text:style-name="Table_20_Contents">Origin-to-anchor links time in seconds (walk)</text:p>
          </table:table-cell>
          <table:table-cell table:style-name="Table1.A2" office:value-type="string">
            <text:p text:style-name="Table_20_Contents">Block </text:p>
          </table:table-cell>
          <table:table-cell table:style-name="Table1.D2" office:value-type="string">
            <text:p text:style-name="Table_20_Contents">48486 x max 2</text:p>
          </table:table-cell>
        </table:table-row>
        <table:table-row table:style-name="TableLine3143315605040">
          <table:table-cell table:style-name="Table1.A2" office:value-type="string">
            <text:p text:style-name="Table_20_Contents">OTNs</text:p>
          </table:table-cell>
          <table:table-cell table:style-name="Table1.A2" office:value-type="string">
            <text:p text:style-name="Table_20_Contents">TNs that are directly connected to an origin</text:p>
          </table:table-cell>
          <table:table-cell table:style-name="Table1.A2" office:value-type="string">
            <text:p text:style-name="Table_20_Contents">Tuple of integers</text:p>
          </table:table-cell>
          <table:table-cell table:style-name="Table1.D4" office:value-type="float" office:value="8619">
            <text:p text:style-name="Table_20_Contents">8619</text:p>
          </table:table-cell>
        </table:table-row>
        <table:table-row table:style-name="TableLine3143315611568">
          <table:table-cell table:style-name="Table1.A2" office:value-type="string">
            <text:p text:style-name="Table_20_Contents">OTNix</text:p>
          </table:table-cell>
          <table:table-cell table:style-name="Table1.A2" office:value-type="string">
            <text:p text:style-name="Table_20_Contents">Maps TNs with entries used by Dijkstra </text:p>
          </table:table-cell>
          <table:table-cell table:style-name="Table1.A2" office:value-type="string">
            <text:p text:style-name="Table_20_Contents">1darray(uint32)</text:p>
          </table:table-cell>
          <table:table-cell table:style-name="Table1.D4" office:value-type="float" office:value="18052">
            <text:p text:style-name="Table_20_Contents">18052</text:p>
          </table:table-cell>
        </table:table-row>
        <table:table-row table:style-name="TableLine3143315610480">
          <table:table-cell table:style-name="Table1.A2" office:value-type="string">
            <text:p text:style-name="Table_20_Contents">Oroute</text:p>
          </table:table-cell>
          <table:table-cell table:style-name="Table1.A2" office:value-type="string">
            <text:p text:style-name="Table_20_Contents">Which anchor to choose in route from O to D. </text:p>
          </table:table-cell>
          <table:table-cell table:style-name="Table1.A2" office:value-type="string">
            <text:p text:style-name="Table_20_Contents">2darray(uint8)</text:p>
          </table:table-cell>
          <table:table-cell table:style-name="Table1.D2" office:value-type="string">
            <text:p text:style-name="Table_20_Contents">48486 x 727</text:p>
          </table:table-cell>
        </table:table-row>
        <table:table-row table:style-name="TableLine3143315609120">
          <table:table-cell table:style-name="Table1.A2" office:value-type="string">
            <text:p text:style-name="Table_20_Contents">DATN</text:p>
          </table:table-cell>
          <table:table-cell table:style-name="Table1.A2" office:value-type="string">
            <text:p text:style-name="Table_20_Contents">Same for destinatio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727 x max 2</text:p>
          </table:table-cell>
        </table:table-row>
        <table:table-row table:style-name="TableLine3143315617552">
          <table:table-cell table:style-name="Table1.A2" office:value-type="string">
            <text:p text:style-name="Table_20_Contents">DA_s</text:p>
          </table:table-cell>
          <table:table-cell table:style-name="Table1.A2" office:value-type="string">
            <text:p text:style-name="Table_20_Contents">Same for destinatio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727 x max 2</text:p>
          </table:table-cell>
        </table:table-row>
        <table:table-row table:style-name="TableLine3143315617824">
          <table:table-cell table:style-name="Table1.A2" office:value-type="string">
            <text:p text:style-name="Table_20_Contents">DTNs</text:p>
          </table:table-cell>
          <table:table-cell table:style-name="Table1.A2" office:value-type="string">
            <text:p text:style-name="Table_20_Contents">Same for destination</text:p>
          </table:table-cell>
          <table:table-cell table:style-name="Table1.A2" office:value-type="string">
            <text:p text:style-name="Table_20_Contents"/>
          </table:table-cell>
          <table:table-cell table:style-name="Table1.D4" office:value-type="float" office:value="748">
            <text:p text:style-name="Table_20_Contents">748</text:p>
          </table:table-cell>
        </table:table-row>
        <table:table-row table:style-name="TableLine3143315612928">
          <table:table-cell table:style-name="Table1.A2" office:value-type="string">
            <text:p text:style-name="Table_20_Contents">DTNix</text:p>
          </table:table-cell>
          <table:table-cell table:style-name="Table1.A2" office:value-type="string">
            <text:p text:style-name="Table_20_Contents">Same for destination</text:p>
          </table:table-cell>
          <table:table-cell table:style-name="Table1.A2" office:value-type="string">
            <text:p text:style-name="Table_20_Contents"/>
          </table:table-cell>
          <table:table-cell table:style-name="Table1.D4" office:value-type="float" office:value="18045">
            <text:p text:style-name="Table_20_Contents">18045</text:p>
          </table:table-cell>
        </table:table-row>
        <table:table-row table:style-name="TableLine3143315605312">
          <table:table-cell table:style-name="Table1.A2" office:value-type="string">
            <text:p text:style-name="Table_20_Contents">Droute</text:p>
          </table:table-cell>
          <table:table-cell table:style-name="Table1.A2" office:value-type="string">
            <text:p text:style-name="Table_20_Contents">Same for destinatio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48486 x 727</text:p>
          </table:table-cell>
        </table:table-row>
        <table:table-row table:style-name="TableLine3143315615104">
          <table:table-cell table:style-name="Table1.A2" office:value-type="string">
            <text:p text:style-name="Table_20_Contents">MX_links</text:p>
          </table:table-cell>
          <table:table-cell table:style-name="Table1.A2" office:value-type="string">
            <text:p text:style-name="Table_20_Contents">Graph connectivity</text:p>
          </table:table-cell>
          <table:table-cell table:style-name="Table1.A2" office:value-type="string">
            <text:p text:style-name="Table_20_Contents">Numpy sparse matrix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43315602048">
          <table:table-cell table:style-name="Table1.A2" office:value-type="string">
            <text:p text:style-name="Table_20_Contents">A2Aroute</text:p>
          </table:table-cell>
          <table:table-cell table:style-name="Table1.A2" office:value-type="string">
            <text:p text:style-name="Table_20_Contents">All-to-all end-to-end Routing results</text:p>
          </table:table-cell>
          <table:table-cell table:style-name="Table1.A2" office:value-type="string">
            <text:p text:style-name="Table_20_Contents">2darray(float32)</text:p>
          </table:table-cell>
          <table:table-cell table:style-name="Table1.D2" office:value-type="string">
            <text:p text:style-name="Table_20_Contents">48486 x 727</text:p>
          </table:table-cell>
        </table:table-row>
        <table:table-row table:style-name="TableLine3143315606128">
          <table:table-cell table:style-name="Table1.A2" office:value-type="string">
            <text:p text:style-name="Table_20_Contents">MX_times</text:p>
          </table:table-cell>
          <table:table-cell table:style-name="Table1.A2" office:value-type="string">
            <text:p text:style-name="Table_20_Contents">O to D route times</text:p>
          </table:table-cell>
          <table:table-cell table:style-name="Table1.A2" office:value-type="string">
            <text:p text:style-name="Table_20_Contents">2darray(float32 or 64?)</text:p>
          </table:table-cell>
          <table:table-cell table:style-name="Table1.D2" office:value-type="string">
            <text:p text:style-name="Table_20_Contents">748 x 18052</text:p>
          </table:table-cell>
        </table:table-row>
        <table:table-row table:style-name="TableLine3143315602320">
          <table:table-cell table:style-name="Table1.A2" office:value-type="string">
            <text:p text:style-name="Table_20_Contents">MX_prede</text:p>
          </table:table-cell>
          <table:table-cell table:style-name="Table1.A2" office:value-type="string">
            <text:p text:style-name="Table_20_Contents">O to D route predecessors <text:span text:style-name="T1">(used to recover routes!) </text:span></text:p>
          </table:table-cell>
          <table:table-cell table:style-name="Table1.A2" office:value-type="string">
            <text:p text:style-name="Table_20_Contents">2darray(int32)</text:p>
            <text:p text:style-name="Table_20_Contents">(value -9999 for end of route)</text:p>
          </table:table-cell>
          <table:table-cell table:style-name="Table1.D2" office:value-type="string">
            <text:p text:style-name="Table_20_Contents">748 x 18052</text:p>
          </table:table-cell>
        </table:table-row>
        <table:table-row table:style-name="TableLine3143315602592">
          <table:table-cell table:style-name="Table1.A2" office:value-type="string">
            <text:p text:style-name="Table_20_Contents">LTS_mps</text:p>
          </table:table-cell>
          <table:table-cell table:style-name="Table1.A2" office:value-type="string">
            <text:p text:style-name="Table_20_Contents">LTS to speed table</text:p>
          </table:table-cell>
          <table:table-cell table:style-name="Table1.A2" office:value-type="string">
            <text:p text:style-name="Table_20_Contents">dict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43315602864">
          <table:table-cell table:style-name="Table1.A2" office:value-type="string">
            <text:p text:style-name="Table_20_Contents">max_s</text:p>
          </table:table-cell>
          <table:table-cell table:style-name="Table1.A2" office:value-type="string">
            <text:p text:style-name="Table_20_Contents">Longest trip (seconds)</text:p>
          </table:table-cell>
          <table:table-cell table:style-name="Table1.A2" office:value-type="string">
            <text:p text:style-name="Table_20_Contents">float</text:p>
          </table:table-cell>
          <table:table-cell table:style-name="Table1.D4" office:value-type="float" office:value="1800">
            <text:p text:style-name="Table_20_Contents">1800</text:p>
          </table:table-cell>
        </table:table-row>
        <table:table-row table:style-name="TableLine3143315603136">
          <table:table-cell table:style-name="Table1.A2" office:value-type="string">
            <text:p text:style-name="Table_20_Contents">max_m</text:p>
          </table:table-cell>
          <table:table-cell table:style-name="Table1.A2" office:value-type="string">
            <text:p text:style-name="Table_20_Contents">Longest trip (m) – not used in routing</text:p>
          </table:table-cell>
          <table:table-cell table:style-name="Table1.A2" office:value-type="string">
            <text:p text:style-name="Table_20_Contents">float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43315603408">
          <table:table-cell table:style-name="Table1.A2" office:value-type="string">
            <text:p text:style-name="Table_20_Contents">len</text:p>
          </table:table-cell>
          <table:table-cell table:style-name="Table1.A2" office:value-type="string">
            <text:p text:style-name="Table_20_Contents">Graph size (# nodes)</text:p>
          </table:table-cell>
          <table:table-cell table:style-name="Table1.A2" office:value-type="string">
            <text:p text:style-name="Table_20_Contents">int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433156064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433156077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>Consider Sherbrooke: <text:s/>18052 TNs ; 24416 TRs</text:p>
      <text:p text:style-name="Standard">Given O and D in (48486 x 727. </text:p>
      <text:p text:style-name="Standard">Finite trips inside MX_times: 3230622</text:p>
      <text:p text:style-name="Standard">48486 x 727 = 35,249,322 trips. Out of these, 3,230,622 are finite (9.17%).</text:p>
      <text:p text:style-name="Standard"/>
      <text:p text:style-name="Standard"/>
      <text:p text:style-name="Standard">PROGRAM FLOW:</text:p>
      <text:p text:style-name="Standard"/>
      <text:p text:style-name="P2">Step 1: Build Map and Network from OSM data.</text:p>
      <text:list xml:id="list851120833" text:style-name="L1">
        <text:list-item>
          <text:p text:style-name="P4">projekt.main:</text:p>
          <text:list>
            <text:list-item>
              <text:p text:style-name="P4">osmxml.parse_osm(): takes .osm and creates a .dat</text:p>
            </text:list-item>
            <text:list-item>
              <text:p text:style-name="P4">osmmap.Map(): creates a map object from .dat, saves into .map</text:p>
            </text:list-item>
            <text:list-item>
              <text:p text:style-name="P4">UrbNet.Network(): created a network object from </text:p>
            </text:list-item>
          </text:list>
        </text:list-item>
      </text:list>
      <text:p text:style-name="Standard">The .dat file contains a summary of the relevant data from the .osm XML format, which is slower to parse. The .map file contains an encoding of the osmmap.Map object, which is a representation of the map in flat-earth coordinates around a centre. The UrbNet.Network object is created from the Map object, and concerns itself with the topology of the road network. Notably, it will create other objects:</text:p>
      <text:list xml:id="list3748574946" text:style-name="L2">
        <text:list-item>
          <text:p text:style-name="P5">TNs: topological nodes, containing each node that is either: a dead end, an intersection, or a transition between two road types. TNs is a subset of all the nodes in the roads in Map.</text:p>
        </text:list-item>
        <text:list-item>
          <text:p text:style-name="P5">TRs: topological roads: each TR starts and ends with a TN, and all links between neighbouring TNs consist of a TR. </text:p>
        </text:list-item>
        <text:list-item>
          <text:p text:style-name="P5">TNs and TRs form the nodes and edges of a graph, which will be instantiated in the simulation studies. Each TR has a physical length (in meters) and also an LTS rating. During a simulation study, the graph matrix is instantiated in the UrbNet.Graph object, which uses a profile from <text:s/>osm.filter.PROFILES to map LTS ratings to speed. The final graph has edge weights measured in time (seconds) – there will be one Graph object per cyclist PROFILE, as different cyclist types will take different routes at different speeds. <text:s/></text:p>
        </text:list-item>
      </text:list>
      <text:p text:style-name="Standard"/>
      <text:p text:style-name="Standard"/>
      <text:p text:style-name="Standard"/>
      <text:p text:style-name="Standard"/>
      <text:p text:style-name="P2">Step 2: Simulation Study.</text:p>
      <text:p text:style-name="Standard"/>
      <text:p text:style-name="Standard">There are several studies that can be performed by this engine, once the osmmap.Map and UrbNet.Network objects are available. </text:p>
      <text:p text:style-name="Standard"/>
      <text:p text:style-name="P2">A) Origin-to-Destination Study (One-to-one routing)</text:p>
      <text:p text:style-name="P3">In this study, every origin point is assigned exactly one destination point, and each O-D pair is thus routed. It is thus a fast simulation (thousands of routes). </text:p>
      <text:p text:style-name="P3"/>
      <text:p text:style-name="P3">This study requires an Origin-Destination population survey, which suffers from privacy concerns and a small dataset. Our experiments showed that a residence-to-workplace survey gives similar results (correlation above 65%) while providing many more data points and fewer privacy concerns.</text:p>
      <text:p text:style-name="P3"/>
      <text:p text:style-name="P3"/>
      <text:p text:style-name="P3"/>
      <text:p text:style-name="P2">B) Residence-to-Workplace Study (All-to-all routing)</text:p>
      <text:p text:style-name="Standard"/>
      <text:p text:style-name="P3"><text:soft-page-break/>Step A1: Get origin-desitnation data: <text:s/>data_loaders.load_reswrk() - takes:</text:p>
      <text:list xml:id="list158502442" text:style-name="L3">
        <text:list-item>
          <text:p text:style-name="P6">Name of city</text:p>
        </text:list-item>
        <text:list-item>
          <text:p text:style-name="P6">Census codes (DA)</text:p>
        </text:list-item>
        <text:list-item>
          <text:p text:style-name="P6">UrbNet.Network object</text:p>
        </text:list-item>
      </text:list>
      <text:p text:style-name="P3"/>
      <text:p text:style-name="P3">Step A2: Run simulation: study.RW_Study() - takes:</text:p>
      <text:p text:style-name="P3"/>
      <text:p text:style-name="P3"><text:s/></text:p>
      <text:p text:style-name="Standard"/>
      <text:p text:style-name="Standard"><text:span text:style-name="T1">C) Road Segment Study</text:span> <text:span text:style-name="T1"><text:s/>(All-to-all routing)</text:span></text:p>
      <text:p text:style-name="Standard"/>
      <text:p text:style-name="Standard">The procedure is similar to the RW Study. </text:p>
      <text:p text:style-name="Standard"/>
      <text:p text:style-name="P2">Step 3: Draw results.</text:p>
      <text:p text:style-name="Standard"/>
      <text:p text:style-name="Standard">The function call for drawing the map in a browser is projekt.draw(**NWMAP, DRAW_MAP='js'), where NWMAP is the output of projekt.main().</text:p>
      <text:p text:style-name="Standard"><text:s/></text:p>
      <text:p text:style-name="Standard">The drawing engine is written in JavaScript, and runs effectively in the<text:span text:style-name="T1"> Firefox Developer Edition</text:span> browser, using a JS canvas to draw the image. Drawing is invoked by opening <text:span text:style-name="T6">index.html from this browser, which calls the JS code in draw.js and takes in the data to be drawn from Data.jsn (encoded in JSON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5-04T14:14:40.68</meta:creation-date>
    <meta:generator>LibreOffice/7.2.7.2$Windows_X86_64 LibreOffice_project/8d71d29d553c0f7dcbfa38fbfda25ee34cce99a2</meta:generator>
    <dc:date>2022-12-17T15:01:43.723000000</dc:date>
    <meta:editing-duration>P1DT2H49M34S</meta:editing-duration>
    <meta:editing-cycles>22</meta:editing-cycles>
    <meta:document-statistic meta:table-count="2" meta:image-count="0" meta:object-count="0" meta:page-count="4" meta:paragraph-count="139" meta:word-count="925" meta:character-count="5710" meta:non-whitespace-character-count="4889"/>
  </office:meta>
</office:document-meta>
</file>